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text-properties officeooo:paragraph-rsid="0ce95318"/>
    </style:style>
    <style:style style:name="P3" style:family="paragraph" style:parent-style-name="Text_20_body">
      <style:text-properties fo:font-style="italic" officeooo:rsid="10285af6" officeooo:paragraph-rsid="11c34181" style:font-style-asian="italic" style:font-style-complex="italic"/>
    </style:style>
    <style:style style:name="P4" style:family="paragraph" style:parent-style-name="Text_20_body">
      <style:text-properties fo:font-style="italic" officeooo:rsid="10285af6" officeooo:paragraph-rsid="11c66d17" style:font-style-asian="italic" style:font-style-complex="italic"/>
    </style:style>
    <style:style style:name="P5" style:family="paragraph" style:parent-style-name="Text_20_body">
      <style:text-properties fo:font-style="italic" officeooo:rsid="10285af6" officeooo:paragraph-rsid="1236aecf" style:font-style-asian="italic" style:font-style-complex="italic"/>
    </style:style>
    <style:style style:name="P6" style:family="paragraph" style:parent-style-name="Text_20_body">
      <style:text-properties fo:font-style="italic" officeooo:rsid="113b2856" officeooo:paragraph-rsid="113b2856" style:font-style-asian="italic" style:font-style-complex="italic"/>
    </style:style>
    <style:style style:name="P7" style:family="paragraph" style:parent-style-name="Text_20_body">
      <style:text-properties fo:font-style="italic" officeooo:rsid="113ccd9d" officeooo:paragraph-rsid="113ccd9d" style:font-style-asian="italic" style:font-style-complex="italic"/>
    </style:style>
    <style:style style:name="P8" style:family="paragraph" style:parent-style-name="Text_20_body">
      <style:text-properties fo:font-style="italic" officeooo:rsid="11415320" officeooo:paragraph-rsid="11415320" style:font-style-asian="italic" style:font-style-complex="italic"/>
    </style:style>
    <style:style style:name="P9" style:family="paragraph" style:parent-style-name="Text_20_body">
      <style:text-properties fo:font-style="italic" officeooo:rsid="113ea413" officeooo:paragraph-rsid="1238767f" style:font-style-asian="italic" style:font-style-complex="italic"/>
    </style:style>
    <style:style style:name="P10" style:family="paragraph" style:parent-style-name="Text_20_body">
      <style:text-properties fo:font-weight="normal" officeooo:rsid="123bcf0f" officeooo:paragraph-rsid="123bcf0f" style:font-weight-asian="normal" style:font-weight-complex="normal"/>
    </style:style>
    <style:style style:name="P11" style:family="paragraph" style:parent-style-name="Text_20_body">
      <style:text-properties fo:font-weight="normal" officeooo:rsid="1243233a" officeooo:paragraph-rsid="127fa408" style:font-weight-asian="normal" style:font-weight-complex="normal"/>
    </style:style>
    <style:style style:name="P12" style:family="paragraph" style:parent-style-name="Text_20_body">
      <style:text-properties fo:font-weight="normal" officeooo:rsid="10285af6" officeooo:paragraph-rsid="127fa408" style:font-weight-asian="normal" style:font-weight-complex="normal"/>
    </style:style>
    <style:style style:name="P13" style:family="paragraph" style:parent-style-name="Text_20_body">
      <style:text-properties fo:font-weight="normal" officeooo:rsid="1158b198" officeooo:paragraph-rsid="127fa408" style:font-weight-asian="normal" style:font-weight-complex="normal"/>
    </style:style>
    <style:style style:name="P14" style:family="paragraph" style:parent-style-name="Text_20_body">
      <style:text-properties fo:font-weight="normal" officeooo:rsid="11526b22" officeooo:paragraph-rsid="127fa408" style:font-weight-asian="normal" style:font-weight-complex="normal"/>
    </style:style>
    <style:style style:name="P15" style:family="paragraph" style:parent-style-name="Text_20_body">
      <style:text-properties fo:font-weight="normal" officeooo:rsid="114e8f99" officeooo:paragraph-rsid="127fa408" style:font-weight-asian="normal" style:font-weight-complex="normal"/>
    </style:style>
    <style:style style:name="P16" style:family="paragraph" style:parent-style-name="Text_20_body">
      <style:text-properties fo:font-weight="normal" officeooo:rsid="115aa367" officeooo:paragraph-rsid="127fa408" style:font-weight-asian="normal" style:font-weight-complex="normal"/>
    </style:style>
    <style:style style:name="P17" style:family="paragraph" style:parent-style-name="Text_20_body">
      <style:text-properties fo:font-weight="normal" officeooo:rsid="115c4579" officeooo:paragraph-rsid="127fa408" style:font-weight-asian="normal" style:font-weight-complex="normal"/>
    </style:style>
    <style:style style:name="P18" style:family="paragraph" style:parent-style-name="Text_20_body">
      <style:text-properties officeooo:rsid="10964c48" officeooo:paragraph-rsid="127e6672"/>
    </style:style>
    <style:style style:name="P19" style:family="paragraph" style:parent-style-name="Text_20_body">
      <style:text-properties fo:language="cs" fo:country="CZ" fo:font-weight="normal" officeooo:rsid="126b4512" officeooo:paragraph-rsid="12efb1cb" style:font-weight-asian="normal" style:font-weight-complex="normal"/>
    </style:style>
    <style:style style:name="P20" style:family="paragraph" style:parent-style-name="Text_20_body">
      <style:text-properties fo:language="cs" fo:country="CZ" fo:font-weight="normal" officeooo:rsid="126b4512" officeooo:paragraph-rsid="12f257e0" style:font-weight-asian="normal" style:font-weight-complex="normal"/>
    </style:style>
    <style:style style:name="P21" style:family="paragraph" style:parent-style-name="Text_20_body">
      <style:text-properties fo:language="cs" fo:country="CZ" fo:font-weight="normal" officeooo:rsid="11bbdb50" officeooo:paragraph-rsid="12f0a8d3" style:font-weight-asian="normal" style:font-weight-complex="normal"/>
    </style:style>
    <style:style style:name="P22" style:family="paragraph" style:parent-style-name="Text_20_body">
      <style:text-properties officeooo:rsid="13bd89c3" officeooo:paragraph-rsid="13bd89c3"/>
    </style:style>
    <style:style style:name="P23" style:family="paragraph" style:parent-style-name="Text_20_body">
      <style:text-properties style:text-line-through-style="solid" style:text-line-through-type="single" officeooo:rsid="10964c48" officeooo:paragraph-rsid="127e6672"/>
    </style:style>
    <style:style style:name="P24" style:family="paragraph" style:parent-style-name="Text_20_body">
      <style:text-properties officeooo:paragraph-rsid="13ec30b1"/>
    </style:style>
    <style:style style:name="P25" style:family="paragraph" style:parent-style-name="Standard">
      <style:paragraph-properties fo:text-align="center" style:justify-single-word="false"/>
      <style:text-properties officeooo:rsid="057aae1d" officeooo:paragraph-rsid="057aae1d"/>
    </style:style>
    <style:style style:name="P26"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8"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29" style:family="paragraph" style:parent-style-name="Standard">
      <style:paragraph-properties fo:text-align="center" style:justify-single-word="false"/>
      <style:text-properties fo:font-size="22pt" officeooo:rsid="13eae0df" officeooo:paragraph-rsid="13eae0df" style:font-size-asian="22pt" style:font-size-complex="22pt"/>
    </style:style>
    <style:style style:name="P30"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31" style:family="paragraph" style:parent-style-name="Example_20_Header">
      <style:text-properties officeooo:paragraph-rsid="0ce95318"/>
    </style:style>
    <style:style style:name="P32" style:family="paragraph" style:parent-style-name="Standard">
      <style:paragraph-properties fo:text-align="center" style:justify-single-word="false" fo:break-before="page"/>
    </style:style>
    <style:style style:name="P33" style:family="paragraph" style:parent-style-name="Contents_20_2">
      <style:paragraph-properties>
        <style:tab-stops>
          <style:tab-stop style:position="14.801cm" style:type="right" style:leader-style="dotted" style:leader-text="."/>
        </style:tab-stops>
      </style:paragraph-properties>
    </style:style>
    <style:style style:name="P34" style:family="paragraph" style:parent-style-name="Contents_20_3">
      <style:paragraph-properties>
        <style:tab-stops>
          <style:tab-stop style:position="14.801cm" style:type="right" style:leader-style="dotted" style:leader-text="."/>
        </style:tab-stops>
      </style:paragraph-properties>
    </style:style>
    <style:style style:name="P35" style:family="paragraph" style:parent-style-name="Contents_20_4">
      <style:paragraph-properties>
        <style:tab-stops>
          <style:tab-stop style:position="14.801cm" style:type="right" style:leader-style="dotted" style:leader-text="."/>
        </style:tab-stops>
      </style:paragraph-properties>
    </style:style>
    <style:style style:name="P36" style:family="paragraph" style:parent-style-name="Contents_20_1">
      <style:paragraph-properties>
        <style:tab-stops>
          <style:tab-stop style:position="14.801cm" style:type="right" style:leader-style="dotted" style:leader-text="."/>
        </style:tab-stops>
      </style:paragraph-properties>
    </style:style>
    <style:style style:name="P37" style:family="paragraph" style:parent-style-name="Heading_20_1" style:master-page-name="Standard">
      <style:paragraph-properties style:page-number="auto"/>
    </style:style>
    <style:style style:name="P38" style:family="paragraph" style:parent-style-name="Heading_20_2">
      <style:text-properties officeooo:paragraph-rsid="13ec30b1"/>
    </style:style>
    <style:style style:name="P39" style:family="paragraph" style:parent-style-name="Heading_20_3">
      <style:text-properties officeooo:rsid="13eb5560" officeooo:paragraph-rsid="13eb5560"/>
    </style:style>
    <style:style style:name="P40" style:family="paragraph" style:parent-style-name="Heading_20_4">
      <style:text-properties officeooo:rsid="10f18885" officeooo:paragraph-rsid="127e6672"/>
    </style:style>
    <style:style style:name="P41" style:family="paragraph" style:parent-style-name="Heading_20_4">
      <style:text-properties officeooo:paragraph-rsid="127e6672"/>
    </style:style>
    <style:style style:name="P42" style:family="paragraph" style:parent-style-name="Heading_20_4">
      <style:text-properties style:text-line-through-style="solid" style:text-line-through-type="single" officeooo:paragraph-rsid="127e6672"/>
    </style:style>
    <style:style style:name="P43" style:family="paragraph" style:parent-style-name="Text_20_body" style:list-style-name="L1">
      <style:text-properties officeooo:paragraph-rsid="127e6672"/>
    </style:style>
    <style:style style:name="P44" style:family="paragraph" style:parent-style-name="Text_20_body" style:list-style-name="L1">
      <style:text-properties fo:language="cs" fo:country="CZ" officeooo:rsid="1106777c" officeooo:paragraph-rsid="127e6672"/>
    </style:style>
    <style:style style:name="P45" style:family="paragraph" style:parent-style-name="Text_20_body" style:list-style-name="L1">
      <style:text-properties officeooo:rsid="11090e95" officeooo:paragraph-rsid="127e6672"/>
    </style:style>
    <style:style style:name="P46" style:family="paragraph" style:parent-style-name="Text_20_body" style:list-style-name="L1">
      <style:text-properties officeooo:rsid="110bf2e3" officeooo:paragraph-rsid="127e6672"/>
    </style:style>
    <style:style style:name="P47" style:family="paragraph" style:parent-style-name="Text_20_body" style:list-style-name="L1">
      <style:text-properties officeooo:rsid="110de6b6" officeooo:paragraph-rsid="127e6672"/>
    </style:style>
    <style:style style:name="P48" style:family="paragraph" style:parent-style-name="Text_20_body" style:list-style-name="L1">
      <style:text-properties officeooo:rsid="11135c2e" officeooo:paragraph-rsid="127e6672"/>
    </style:style>
    <style:style style:name="P49" style:family="paragraph" style:parent-style-name="Text_20_body" style:list-style-name="L1">
      <style:text-properties officeooo:rsid="1116b9b5" officeooo:paragraph-rsid="127e6672"/>
    </style:style>
    <style:style style:name="P50" style:family="paragraph" style:parent-style-name="Text_20_body" style:list-style-name="L1">
      <style:text-properties officeooo:rsid="111872d3" officeooo:paragraph-rsid="127e6672"/>
    </style:style>
    <style:style style:name="P51" style:family="paragraph" style:parent-style-name="Text_20_body" style:list-style-name="L1">
      <style:text-properties officeooo:rsid="111dc4f9" officeooo:paragraph-rsid="127e6672"/>
    </style:style>
    <style:style style:name="P52" style:family="paragraph" style:parent-style-name="Text_20_body" style:list-style-name="L2">
      <style:text-properties officeooo:rsid="13bb2325" officeooo:paragraph-rsid="13bb2325"/>
    </style:style>
    <style:style style:name="P53" style:family="paragraph" style:parent-style-name="Text_20_body" style:list-style-name="L3">
      <style:text-properties officeooo:rsid="13bd89c3" officeooo:paragraph-rsid="13bd89c3"/>
    </style:style>
    <style:style style:name="P54" style:family="paragraph" style:parent-style-name="Text_20_body">
      <style:text-properties officeooo:paragraph-rsid="13ecfaf8"/>
    </style:style>
    <style:style style:name="P55" style:family="paragraph" style:parent-style-name="Text_20_body">
      <style:text-properties officeooo:rsid="10285af6" officeooo:paragraph-rsid="11c8d20c"/>
    </style:style>
    <style:style style:name="T1" style:family="text">
      <style:text-properties fo:language="cs" fo:country="CZ"/>
    </style:style>
    <style:style style:name="T2" style:family="text">
      <style:text-properties fo:language="cs" fo:country="CZ" officeooo:rsid="10ced72d"/>
    </style:style>
    <style:style style:name="T3" style:family="text">
      <style:text-properties fo:language="cs" fo:country="CZ" officeooo:rsid="10d0d58c"/>
    </style:style>
    <style:style style:name="T4" style:family="text">
      <style:text-properties fo:language="cs" fo:country="CZ" officeooo:rsid="10d2ddfd"/>
    </style:style>
    <style:style style:name="T5" style:family="text">
      <style:text-properties fo:language="cs" fo:country="CZ" officeooo:rsid="10d4bd36"/>
    </style:style>
    <style:style style:name="T6" style:family="text">
      <style:text-properties fo:language="cs" fo:country="CZ" officeooo:rsid="10d1801c"/>
    </style:style>
    <style:style style:name="T7" style:family="text">
      <style:text-properties fo:language="cs" fo:country="CZ" officeooo:rsid="10ecea39"/>
    </style:style>
    <style:style style:name="T8" style:family="text">
      <style:text-properties fo:language="cs" fo:country="CZ" officeooo:rsid="10ee24bf"/>
    </style:style>
    <style:style style:name="T9" style:family="text">
      <style:text-properties fo:language="cs" fo:country="CZ" officeooo:rsid="10eeac6e"/>
    </style:style>
    <style:style style:name="T10" style:family="text">
      <style:text-properties fo:language="cs" fo:country="CZ" officeooo:rsid="10ef8487"/>
    </style:style>
    <style:style style:name="T11" style:family="text">
      <style:text-properties fo:language="cs" fo:country="CZ" officeooo:rsid="10ef94e5"/>
    </style:style>
    <style:style style:name="T12" style:family="text">
      <style:text-properties fo:language="cs" fo:country="CZ" officeooo:rsid="10f3dd54"/>
    </style:style>
    <style:style style:name="T13" style:family="text">
      <style:text-properties fo:language="cs" fo:country="CZ" officeooo:rsid="10f48766"/>
    </style:style>
    <style:style style:name="T14" style:family="text">
      <style:text-properties fo:language="cs" fo:country="CZ" officeooo:rsid="10f6117c"/>
    </style:style>
    <style:style style:name="T15" style:family="text">
      <style:text-properties fo:language="cs" fo:country="CZ" officeooo:rsid="10f865bb"/>
    </style:style>
    <style:style style:name="T16" style:family="text">
      <style:text-properties fo:language="cs" fo:country="CZ" officeooo:rsid="10f9263b"/>
    </style:style>
    <style:style style:name="T17" style:family="text">
      <style:text-properties fo:language="cs" fo:country="CZ" officeooo:rsid="10faab29"/>
    </style:style>
    <style:style style:name="T18" style:family="text">
      <style:text-properties fo:language="cs" fo:country="CZ" officeooo:rsid="10fb2f1a"/>
    </style:style>
    <style:style style:name="T19" style:family="text">
      <style:text-properties fo:language="cs" fo:country="CZ" officeooo:rsid="10fce9e1"/>
    </style:style>
    <style:style style:name="T20" style:family="text">
      <style:text-properties fo:language="cs" fo:country="CZ" officeooo:rsid="10fe4eb8"/>
    </style:style>
    <style:style style:name="T21" style:family="text">
      <style:text-properties fo:language="cs" fo:country="CZ" officeooo:rsid="10ff36a0"/>
    </style:style>
    <style:style style:name="T22" style:family="text">
      <style:text-properties fo:language="cs" fo:country="CZ" officeooo:rsid="1100dada"/>
    </style:style>
    <style:style style:name="T23" style:family="text">
      <style:text-properties fo:language="cs" fo:country="CZ" officeooo:rsid="1102d439"/>
    </style:style>
    <style:style style:name="T24" style:family="text">
      <style:text-properties fo:language="cs" fo:country="CZ" officeooo:rsid="110495f4"/>
    </style:style>
    <style:style style:name="T25" style:family="text">
      <style:text-properties fo:language="cs" fo:country="CZ" officeooo:rsid="1104fcaf"/>
    </style:style>
    <style:style style:name="T26" style:family="text">
      <style:text-properties fo:language="cs" fo:country="CZ" officeooo:rsid="10d8844a"/>
    </style:style>
    <style:style style:name="T27" style:family="text">
      <style:text-properties fo:language="cs" fo:country="CZ" officeooo:rsid="110822b5"/>
    </style:style>
    <style:style style:name="T28" style:family="text">
      <style:text-properties fo:language="cs" fo:country="CZ" officeooo:rsid="110a2fd0"/>
    </style:style>
    <style:style style:name="T29" style:family="text">
      <style:text-properties fo:language="cs" fo:country="CZ" officeooo:rsid="110c0efa"/>
    </style:style>
    <style:style style:name="T30" style:family="text">
      <style:text-properties fo:language="cs" fo:country="CZ" officeooo:rsid="110c28c8"/>
    </style:style>
    <style:style style:name="T31" style:family="text">
      <style:text-properties fo:language="cs" fo:country="CZ" officeooo:rsid="110d0cd6"/>
    </style:style>
    <style:style style:name="T32" style:family="text">
      <style:text-properties fo:language="cs" fo:country="CZ" officeooo:rsid="110f5397"/>
    </style:style>
    <style:style style:name="T33" style:family="text">
      <style:text-properties fo:language="cs" fo:country="CZ" officeooo:rsid="110f6011"/>
    </style:style>
    <style:style style:name="T34" style:family="text">
      <style:text-properties fo:language="cs" fo:country="CZ" officeooo:rsid="11117a93"/>
    </style:style>
    <style:style style:name="T35" style:family="text">
      <style:text-properties fo:language="cs" fo:country="CZ" officeooo:rsid="111406f4"/>
    </style:style>
    <style:style style:name="T36" style:family="text">
      <style:text-properties fo:language="cs" fo:country="CZ" officeooo:rsid="1114f302"/>
    </style:style>
    <style:style style:name="T37" style:family="text">
      <style:text-properties fo:language="cs" fo:country="CZ" officeooo:rsid="11169a9f"/>
    </style:style>
    <style:style style:name="T38" style:family="text">
      <style:text-properties fo:language="cs" fo:country="CZ" officeooo:rsid="1117110b"/>
    </style:style>
    <style:style style:name="T39" style:family="text">
      <style:text-properties fo:language="cs" fo:country="CZ" officeooo:rsid="1117e1e0"/>
    </style:style>
    <style:style style:name="T40" style:family="text">
      <style:text-properties fo:language="cs" fo:country="CZ" officeooo:rsid="11185fee"/>
    </style:style>
    <style:style style:name="T41" style:family="text">
      <style:text-properties fo:language="cs" fo:country="CZ" officeooo:rsid="11191a2f"/>
    </style:style>
    <style:style style:name="T42" style:family="text">
      <style:text-properties fo:language="cs" fo:country="CZ" officeooo:rsid="111af768"/>
    </style:style>
    <style:style style:name="T43" style:family="text">
      <style:text-properties fo:language="cs" fo:country="CZ" officeooo:rsid="111c1cf8"/>
    </style:style>
    <style:style style:name="T44" style:family="text">
      <style:text-properties fo:language="cs" fo:country="CZ" officeooo:rsid="11b45bf1"/>
    </style:style>
    <style:style style:name="T45" style:family="text">
      <style:text-properties fo:language="cs" fo:country="CZ" fo:font-style="italic" officeooo:rsid="11b45bf1" style:font-style-asian="italic" style:font-style-complex="italic"/>
    </style:style>
    <style:style style:name="T46" style:family="text">
      <style:text-properties fo:language="cs" fo:country="CZ" fo:font-style="normal" officeooo:rsid="11b45bf1" style:font-style-asian="normal" style:font-style-complex="normal"/>
    </style:style>
    <style:style style:name="T47" style:family="text">
      <style:text-properties fo:language="cs" fo:country="CZ" fo:font-style="normal" officeooo:rsid="11c24e80" style:font-style-asian="normal" style:font-style-complex="normal"/>
    </style:style>
    <style:style style:name="T48" style:family="text">
      <style:text-properties fo:language="cs" fo:country="CZ" fo:font-style="normal" officeooo:rsid="11c34181" style:font-style-asian="normal" style:font-style-complex="normal"/>
    </style:style>
    <style:style style:name="T49" style:family="text">
      <style:text-properties fo:language="cs" fo:country="CZ" fo:font-style="normal" officeooo:rsid="11c5cf72" style:font-style-asian="normal" style:font-style-complex="normal"/>
    </style:style>
    <style:style style:name="T50" style:family="text">
      <style:text-properties fo:language="cs" fo:country="CZ" fo:font-style="normal" officeooo:rsid="11c66d17" style:font-style-asian="normal" style:font-style-complex="normal"/>
    </style:style>
    <style:style style:name="T51" style:family="text">
      <style:text-properties fo:language="cs" fo:country="CZ" fo:font-style="normal" officeooo:rsid="11c8d20c" style:font-style-asian="normal" style:font-style-complex="normal"/>
    </style:style>
    <style:style style:name="T52" style:family="text">
      <style:text-properties fo:language="cs" fo:country="CZ" fo:font-style="normal" officeooo:rsid="11cc20b1" style:font-style-asian="normal" style:font-style-complex="normal"/>
    </style:style>
    <style:style style:name="T53" style:family="text">
      <style:text-properties fo:language="cs" fo:country="CZ" fo:font-style="normal" officeooo:rsid="1236aecf" style:font-style-asian="normal" style:font-style-complex="normal"/>
    </style:style>
    <style:style style:name="T54" style:family="text">
      <style:text-properties fo:language="cs" fo:country="CZ" fo:font-style="normal" officeooo:rsid="123cb2b8" style:font-style-asian="normal" style:font-style-complex="normal"/>
    </style:style>
    <style:style style:name="T55" style:family="text">
      <style:text-properties fo:language="cs" fo:country="CZ" officeooo:rsid="11bbdb50"/>
    </style:style>
    <style:style style:name="T56" style:family="text">
      <style:text-properties fo:language="cs" fo:country="CZ" officeooo:rsid="11be3dbd"/>
    </style:style>
    <style:style style:name="T57" style:family="text">
      <style:text-properties fo:language="cs" fo:country="CZ" officeooo:rsid="11bf45f3"/>
    </style:style>
    <style:style style:name="T58" style:family="text">
      <style:text-properties fo:language="cs" fo:country="CZ" officeooo:rsid="11bfa32c"/>
    </style:style>
    <style:style style:name="T59" style:family="text">
      <style:text-properties fo:language="cs" fo:country="CZ" officeooo:rsid="11c0d47b"/>
    </style:style>
    <style:style style:name="T60" style:family="text">
      <style:text-properties fo:language="cs" fo:country="CZ" officeooo:rsid="11c53a25"/>
    </style:style>
    <style:style style:name="T61" style:family="text">
      <style:text-properties officeooo:rsid="10988885"/>
    </style:style>
    <style:style style:name="T62" style:family="text">
      <style:text-properties officeooo:rsid="109a7930"/>
    </style:style>
    <style:style style:name="T63" style:family="text">
      <style:text-properties officeooo:rsid="109ddd59"/>
    </style:style>
    <style:style style:name="T64" style:family="text">
      <style:text-properties officeooo:rsid="10a75521"/>
    </style:style>
    <style:style style:name="T65" style:family="text">
      <style:text-properties officeooo:rsid="10b6e2ec"/>
    </style:style>
    <style:style style:name="T66" style:family="text">
      <style:text-properties officeooo:rsid="10dc8189"/>
    </style:style>
    <style:style style:name="T67" style:family="text">
      <style:text-properties officeooo:rsid="114f225e"/>
    </style:style>
    <style:style style:name="T68" style:family="text">
      <style:text-properties officeooo:rsid="11553c07"/>
    </style:style>
    <style:style style:name="T69" style:family="text">
      <style:text-properties officeooo:rsid="11594e57"/>
    </style:style>
    <style:style style:name="T70" style:family="text">
      <style:text-properties officeooo:rsid="115bab15"/>
    </style:style>
    <style:style style:name="T71" style:family="text">
      <style:text-properties officeooo:rsid="115c2caf"/>
    </style:style>
    <style:style style:name="T72" style:family="text">
      <style:text-properties officeooo:rsid="115d6152"/>
    </style:style>
    <style:style style:name="T73" style:family="text">
      <style:text-properties officeooo:rsid="1161a477"/>
    </style:style>
    <style:style style:name="T74" style:family="text">
      <style:text-properties fo:font-style="italic" style:font-style-asian="italic" style:font-style-complex="italic"/>
    </style:style>
    <style:style style:name="T75" style:family="text">
      <style:text-properties officeooo:rsid="11686322"/>
    </style:style>
    <style:style style:name="T76" style:family="text">
      <style:text-properties fo:font-style="normal" style:font-style-asian="normal" style:font-style-complex="normal"/>
    </style:style>
    <style:style style:name="T77" style:family="text">
      <style:text-properties fo:font-style="normal" officeooo:rsid="11d1379e" style:font-style-asian="normal" style:font-style-complex="normal"/>
    </style:style>
    <style:style style:name="T78" style:family="text">
      <style:text-properties fo:font-style="normal" officeooo:rsid="11d220d8" style:font-style-asian="normal" style:font-style-complex="normal"/>
    </style:style>
    <style:style style:name="T79" style:family="text">
      <style:text-properties fo:font-style="normal" officeooo:rsid="11d71079" style:font-style-asian="normal" style:font-style-complex="normal"/>
    </style:style>
    <style:style style:name="T80" style:family="text">
      <style:text-properties fo:font-style="normal" officeooo:rsid="11d86d12" style:font-style-asian="normal" style:font-style-complex="normal"/>
    </style:style>
    <style:style style:name="T81" style:family="text">
      <style:text-properties fo:font-style="normal" officeooo:rsid="11d89034" style:font-style-asian="normal" style:font-style-complex="normal"/>
    </style:style>
    <style:style style:name="T82" style:family="text">
      <style:text-properties fo:font-style="normal" officeooo:rsid="12303c78" style:font-style-asian="normal" style:font-style-complex="normal"/>
    </style:style>
    <style:style style:name="T83" style:family="text">
      <style:text-properties fo:font-style="normal" officeooo:rsid="1234bb9c" style:font-style-asian="normal" style:font-style-complex="normal"/>
    </style:style>
    <style:style style:name="T84" style:family="text">
      <style:text-properties officeooo:rsid="11d534eb"/>
    </style:style>
    <style:style style:name="T85" style:family="text">
      <style:text-properties officeooo:rsid="11489716"/>
    </style:style>
    <style:style style:name="T86" style:family="text">
      <style:text-properties officeooo:rsid="123ccd20"/>
    </style:style>
    <style:style style:name="T87" style:family="text">
      <style:text-properties officeooo:rsid="124053fc"/>
    </style:style>
    <style:style style:name="T88" style:family="text">
      <style:text-properties officeooo:rsid="126b4512"/>
    </style:style>
    <style:style style:name="T89" style:family="text">
      <style:text-properties officeooo:rsid="13bdac2f"/>
    </style:style>
    <style:style style:name="T90" style:family="text">
      <style:text-properties officeooo:rsid="13c03773"/>
    </style:style>
    <style:style style:name="T91" style:family="text">
      <style:text-properties officeooo:rsid="13dcd4ac"/>
    </style:style>
    <style:style style:name="T92" style:family="text">
      <style:text-properties officeooo:rsid="13eb5560"/>
    </style:style>
    <style:style style:name="T93" style:family="text">
      <style:text-properties officeooo:rsid="13ebe81d"/>
    </style:style>
    <style:style style:name="T94" style:family="text">
      <style:text-properties fo:font-size="12pt" officeooo:rsid="07a6c582" style:font-size-asian="12pt" style:font-size-complex="12pt"/>
    </style:style>
    <style:style style:name="T95" style:family="text">
      <style:text-properties fo:font-size="12pt" officeooo:rsid="0ce63539"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text:bookmark-start text:name="__RefHeading___Toc8143_3223281266"/><text:span text:style-name="Strong_20_Emphasis">Náboženství v současnosti</text:span><text:bookmark-end text:name="__RefHeading___Toc8143_3223281266"/></text:h>
      <text:p text:style-name="P24">Vyznání není otázkou víry - o existenci bohů nikdo nepochybuje. Je to otázka pohledu na svět a tvé místo v něm.<text:line-break/><text:line-break/><draw:frame draw:style-name="fr1" draw:name="Image1" text:anchor-type="as-char" svg:width="0.397cm" svg:height="0.397cm" draw:z-index="0"><draw:image xlink:href="Pictures/100002000000000F0000000F797B735E17E64B33.gif" xlink:type="simple" xlink:show="embed" xlink:actuate="onLoad"/><svg:title>:arrow?</svg:title></draw:frame> 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line-break/><text:line-break/><draw:frame draw:style-name="fr1" draw:name="Image2" text:anchor-type="as-char" svg:width="0.397cm" svg:height="0.397cm" draw:z-index="1"><draw:image xlink:href="Pictures/100002000000000F0000000F797B735E17E64B33.gif" xlink:type="simple" xlink:show="embed" xlink:actuate="onLoad"/><svg:title>:arrow?</svg:title></draw:frame> Seveřané vyznávají Nergala, boha síly a války. Věří, že po smrti stanou před jeho trůnem a budou souzeni podle toho, jaké hrdinské skutky vykonali.<text:line-break/><text:line-break/><draw:frame draw:style-name="fr1" draw:name="Image3" text:anchor-type="as-char" svg:width="0.397cm" svg:height="0.397cm" draw:z-index="2"><draw:image xlink:href="Pictures/100002000000000F0000000F797B735E17E64B33.gif" xlink:type="simple" xlink:show="embed" xlink:actuate="onLoad"/><svg:title>:arrow?</svg:title></draw:frame> Jižané uctívají Astru, paní hvězdné oblohy. Věří, že všechno je zapsáno v dokonalém nebeském vzoru, a že po smrti se stanou jeho součástí.<text:line-break/><text:line-break/><draw:frame draw:style-name="fr1" draw:name="Image4" text:anchor-type="as-char" svg:width="0.397cm" svg:height="0.397cm" draw:z-index="3"><draw:image xlink:href="Pictures/100002000000000F0000000F797B735E17E64B33.gif" xlink:type="simple" xlink:show="embed" xlink:actuate="onLoad"/><svg:title>:arrow?</svg:title></draw:frame> Většina elfů a trpaslíků přijala víru ve Stvořitele, někteří ale stále udržují staré tradice a věří ve věčný souboj Řádu a Chaosu, a že bojovat za Řád je jejich posláním.</text:p>
      <text:h text:style-name="P38" text:outline-level="2"><text:bookmark-start text:name="__RefHeading___Toc8145_3223281266"/><text:soft-page-break/>Náboženství v minulosti<text:bookmark-end text:name="__RefHeading___Toc8145_3223281266"/></text:h>
      <text:h text:style-name="Heading_20_3" text:outline-level="3"><text:bookmark-start text:name="__RefHeading___Toc8253_3223281266"/><text:span text:style-name="Strong_20_Emphasis">Dávná říše ogrů</text:span><text:bookmark-end text:name="__RefHeading___Toc8253_3223281266"/></text:h>
      <text:p text:style-name="P54"><text:span text:style-name="Emphasis">Společnost</text:span><text:line-break/>Říše ogrů byla teokratická a magokratická. Každé město mělo za patrona jednoho z bohů a jeho velekněz byl zároveň vládcem a mocným mágem. Společnost byla přísně kastovní, ale příslušnost k určité vrstvě nebyla dědičná, rozhodoval o ní vládce města. Těžkou práci vykonávali zotročení elfové, trpaslíci, orkové a goblini.<text:line-break/><text:line-break/><text:span text:style-name="Emphasis">Písmo</text:span><text:line-break/>Ogři psali klínovým písmem rytým do hliněných tabulek nebo tesaným do kamene.<text:line-break/><text:line-break/><text:span text:style-name="Emphasis">Posmrtný život</text:span><text:line-break/>Ogří mágové-vládci uměli předat své vzpomínky někomu jinému. Obvykle si cvičili několik adeptů, z nichž si před smrtí jednoho vybrali a magickým rituálem mu předali své znalosti a postavení. Vládce tedy doslova vládnul moudrostí věků a mohl těžit ze zkušeností všech svých předchůdců. Níže postavení ogři věřili, že spolu s vládcem přežívá i jejich duše a časem se zrodí v novém těle.<text:line-break/><text:line-break/><text:span text:style-name="Emphasis">Svátky a obřady</text:span><text:line-break/>Prakticky všechno v životě ogrů bylo svázáno s tradicí a rituálem a vyžadovalo obětiny pro získání přízně bohů - narození, přijímání do kasty, uzavírání sňatku, uzavírání obchodních smluv, rozhodování sporů, atd.<text:line-break/><text:line-break/>Obřady související s fungováním státu probíhaly na nejvyšším zikkuratu města - tam také sídlil vládce. Na menších zikkuratech prováděly obřady kněží-úředníci.<text:line-break/></text:p>
      <text:p text:style-name="P54"><text:soft-page-break/><text:line-break/><text:span text:style-name="Emphasis">Panteon</text:span><text:line-break/>Primordiální bohové (vládci pantheonu):<text:line-break/><text:line-break/><draw:frame draw:style-name="fr1" draw:name="Image5" text:anchor-type="as-char" svg:width="0.397cm" svg:height="0.397cm" draw:z-index="18"><draw:image xlink:href="Pictures/100002000000000F0000000F797B735E17E64B33.gif" xlink:type="simple" xlink:show="embed" xlink:actuate="onLoad"/><svg:title>:arrow?</svg:title></draw:frame> N‘gara (bohyně praoceánu)<text:line-break/><text:span text:style-name="Emphasis">Atributy:</text:span> Podoba vodního draka<text:line-break/><text:line-break/><draw:frame draw:style-name="fr1" draw:name="Image6" text:anchor-type="as-char" svg:width="0.397cm" svg:height="0.397cm" draw:z-index="19"><draw:image xlink:href="Pictures/100002000000000F0000000F797B735E17E64B33.gif" xlink:type="simple" xlink:show="embed" xlink:actuate="onLoad"/><svg:title>:arrow?</svg:title></draw:frame> Char’gon (bůh nebes)<text:line-break/><text:span text:style-name="Emphasis">Atributy:</text:span> Podoba opeřeného draka<text:line-break/><text:line-break/><draw:frame draw:style-name="fr1" draw:name="Image7" text:anchor-type="as-char" svg:width="0.397cm" svg:height="0.397cm" draw:z-index="20"><draw:image xlink:href="Pictures/100002000000000F0000000F797B735E17E64B33.gif" xlink:type="simple" xlink:show="embed" xlink:actuate="onLoad"/><svg:title>:arrow?</svg:title></draw:frame> Zer’han (bůh souše)<text:line-break/><text:span text:style-name="Emphasis">Atributy:</text:span> Podoba obřího hada<text:line-break/><text:line-break/>Patroni měst (jméno boha bylo zároveň jménem města):<text:line-break/><text:line-break/><draw:frame draw:style-name="fr1" draw:name="Image8" text:anchor-type="as-char" svg:width="0.397cm" svg:height="0.397cm" draw:z-index="21"><draw:image xlink:href="Pictures/100002000000000F0000000F797B735E17E64B33.gif" xlink:type="simple" xlink:show="embed" xlink:actuate="onLoad"/><svg:title>:arrow?</svg:title></draw:frame> Ber’hadal (bůh měsíce a smrti, vládce zásvětí)<text:line-break/><text:span text:style-name="Emphasis">Atributy:</text:span> Černý plášť, stříbrná koule v ruce<text:line-break/><text:line-break/><draw:frame draw:style-name="fr1" draw:name="Image9" text:anchor-type="as-char" svg:width="0.397cm" svg:height="0.397cm" draw:z-index="22"><draw:image xlink:href="Pictures/100002000000000F0000000F797B735E17E64B33.gif" xlink:type="simple" xlink:show="embed" xlink:actuate="onLoad"/><svg:title>:arrow?</svg:title></draw:frame> Mar’atha (bohyně vášně a války)<text:line-break/><text:span text:style-name="Emphasis">Atributy:</text:span> meč a bič, nahota, bujné poprsí<text:line-break/><text:line-break/><draw:frame draw:style-name="fr1" draw:name="Image10" text:anchor-type="as-char" svg:width="0.397cm" svg:height="0.397cm" draw:z-index="23"><draw:image xlink:href="Pictures/100002000000000F0000000F797B735E17E64B33.gif" xlink:type="simple" xlink:show="embed" xlink:actuate="onLoad"/><svg:title>:arrow?</svg:title></draw:frame> Ok’ariat (bůh slunce a života)<text:line-break/><text:span text:style-name="Emphasis">Atributy:</text:span> Bílý plášť, zlatá koule v ruce<text:line-break/><text:line-break/><draw:frame draw:style-name="fr1" draw:name="Image11" text:anchor-type="as-char" svg:width="0.397cm" svg:height="0.397cm" draw:z-index="24"><draw:image xlink:href="Pictures/100002000000000F0000000F797B735E17E64B33.gif" xlink:type="simple" xlink:show="embed" xlink:actuate="onLoad"/><svg:title>:arrow?</svg:title></draw:frame> An’gador (bůh větru a blesků)<text:line-break/><text:span text:style-name="Emphasis">Atributy:</text:span> Blesk v ruce, koruna z mraků<text:line-break/><text:line-break/><draw:frame draw:style-name="fr1" draw:name="Image12" text:anchor-type="as-char" svg:width="0.397cm" svg:height="0.397cm" draw:z-index="25"><draw:image xlink:href="Pictures/100002000000000F0000000F797B735E17E64B33.gif" xlink:type="simple" xlink:show="embed" xlink:actuate="onLoad"/><svg:title>:arrow?</svg:title></draw:frame> Tel’hatha (bohyně magie a moudrosti, stvořitelka ogrů).<text:line-break/><text:span text:style-name="Emphasis">Atributy:</text:span> Tabulka s klínovým písmem</text:p>
      <text:h text:style-name="Heading_20_3" text:outline-level="3"><text:bookmark-start text:name="__RefHeading___Toc8255_3223281266"/><text:soft-page-break/><text:span text:style-name="Strong_20_Emphasis">Říše Řádu a Chaosu</text:span><text:bookmark-end text:name="__RefHeading___Toc8255_3223281266"/></text:h>
      <text:p text:style-name="P24">Ačkoliv byly říše Řádu kulturně odlišné od říší Chaosu, náboženství bylo do jisté míry propojené: Božstva Chaosu byla v říších Řádu považována za démony a naopak. Obě strany také zdémonizovaly božstva starých ogrů, postupem času ale jejich jména upadla do zapomnění.</text:p>
      <text:h text:style-name="Heading_20_4" text:outline-level="4"><text:bookmark-start text:name="__RefHeading___Toc8257_3223281266"/><text:span text:style-name="Strong_20_Emphasis">Řád</text:span><text:bookmark-end text:name="__RefHeading___Toc8257_3223281266"/></text:h>
      <text:p text:style-name="P24">Elfové a trpaslíci žili povětšinou odděleně, ale jejich společnost se vzájemně ovlivňovala a stála na stejných kulturních základech. <text:line-break/><text:line-break/><text:span text:style-name="Emphasis">Společnost</text:span><text:line-break/>Říše řádu sestávaly z jednotlivých království, v jejichž čele stál velekrál - vládce, který kdysi elfy a trpaslíky vyvedl z područí Ogrů a díky mocné magii v podobně přízraku přežil celá staletí. Společnost byla dědičně kastovní, změnu kasty mohl povolit pouze král. Věřilo se, že tento pořádek určili bohové, a tedy že od nich pochází také mandát vládnoucích rodů. Krále korunoval velekněz poté, co odpřisáhnul věrnost velekráli. Vnitřní rozbroje prakticky neexistovaly mimo jiné proto, že království Řádu byla prakticky neustále ve válce s říšemi Chaosu. Společenská hierarchie byla tradičně sedmistupňová:<text:line-break/>kněží a mágové postupovali po sedmi stupních zasvěcení, řemesla měla sedm stupňů mistrovství, vojsko sedm hodností, atd.<text:line-break/><text:line-break/><text:span text:style-name="Emphasis">Písmo</text:span><text:line-break/>Elfská abeceda a trpaslické runy.<text:line-break/><text:line-break/><text:span text:style-name="Emphasis">Posmrtný život</text:span><text:line-break/>Elfové a trpaslíci nevěřili v posmrtný život, smrt pro ně byla definitivní. Proto věnovali spoustu úsilí výzkumu, jak si život prodloužit, případně jak se kouzlem přetvořit v nějakou neumírající bytost (so<text:soft-page-break/>chy a přízraky u elfů, inteligentní magické artefakty u trpaslíků, atd.).<text:line-break/><text:line-break/><text:span text:style-name="Emphasis">Svátky a obřady</text:span><text:line-break/>V počátcích říší Řádu se obřady konaly v podzemních svatních. Byl to pozůstatek z doby v područí ogrů, kdy zotročené rasy musely svou víru skrývat. Elfové později od tohoto zvyku upustili a začali stavět vznosné nadzemní chrámy, trpaslíci podzemní svatyně staví dodnes. V průběhu roku se slavilo 7 velkých svátků, každý zasvěcený jednomu z bohů Řádu.<text:line-break/><text:line-break/><text:span text:style-name="Emphasis">Panteon Řádu</text:span><text:line-break/><draw:frame draw:style-name="fr1" draw:name="Image13" text:anchor-type="as-char" svg:width="0.397cm" svg:height="0.397cm" draw:z-index="4"><draw:image xlink:href="Pictures/100002000000000F0000000F797B735E17E64B33.gif" xlink:type="simple" xlink:show="embed" xlink:actuate="onLoad"/><svg:title>:arrow?</svg:title></draw:frame> Astra (stvořitelka hvězd, vládkyně bohů Řádu).<text:line-break/>U trpaslíků Arastor.<text:line-break/><text:span text:style-name="Emphasis">Atributy:</text:span> Čelenka z hvězd<text:line-break/><text:line-break/><draw:frame draw:style-name="fr1" draw:name="Image14" text:anchor-type="as-char" svg:width="0.397cm" svg:height="0.397cm" draw:z-index="5"><draw:image xlink:href="Pictures/100002000000000F0000000F797B735E17E64B33.gif" xlink:type="simple" xlink:show="embed" xlink:actuate="onLoad"/><svg:title>:arrow?</svg:title></draw:frame> Solreon (bůh světla)<text:line-break/>U trpaslíků Silara.<text:line-break/><text:span text:style-name="Emphasis">Atributy:</text:span> Paprsky vycházející z otevřené dlaně<text:line-break/><text:span text:style-name="Emphasis">Bytosti:</text:span> Bludičky, bytosti světla<text:line-break/><text:line-break/><draw:frame draw:style-name="fr1" draw:name="Image15" text:anchor-type="as-char" svg:width="0.397cm" svg:height="0.397cm" draw:z-index="6"><draw:image xlink:href="Pictures/100002000000000F0000000F797B735E17E64B33.gif" xlink:type="simple" xlink:show="embed" xlink:actuate="onLoad"/><svg:title>:arrow?</svg:title></draw:frame> Raia (bohyně zdraví, léčitelství, lesů a spagyrie)<text:line-break/>U trpaslíků Rondar.<text:line-break/><text:span text:style-name="Emphasis">Atributy:</text:span> Raia: Nahota, místo nohou kořeny. Rondar: Trpaslík obrostlý mechem.<text:line-break/><text:span text:style-name="Emphasis">Bytosti:</text:span> Enti, dryády<text:line-break/><text:line-break/><draw:frame draw:style-name="fr1" draw:name="Image16" text:anchor-type="as-char" svg:width="0.397cm" svg:height="0.397cm" draw:z-index="7"><draw:image xlink:href="Pictures/100002000000000F0000000F797B735E17E64B33.gif" xlink:type="simple" xlink:show="embed" xlink:actuate="onLoad"/><svg:title>:arrow?</svg:title></draw:frame> Mirva (bohyně kouzel, vědění a magické moci)<text:line-break/>U trpaslíků Midar.<text:line-break/><text:span text:style-name="Emphasis">Atributy:</text:span> Hůl a otevřená kniha<text:line-break/><text:span text:style-name="Emphasis">Bytosti:</text:span> Elementálové (bytosti přivolané z jiných světů)<text:line-break/><text:line-break/><draw:frame draw:style-name="fr1" draw:name="Image17" text:anchor-type="as-char" svg:width="0.397cm" svg:height="0.397cm" draw:z-index="8"><draw:image xlink:href="Pictures/100002000000000F0000000F797B735E17E64B33.gif" xlink:type="simple" xlink:show="embed" xlink:actuate="onLoad"/><svg:title>:arrow?</svg:title></draw:frame> Era (bohyně věčnosti a dlouhověkosti)<text:line-break/><text:soft-page-break/>U trpaslíků Erada.<text:line-break/><text:span text:style-name="Emphasis">Atributy:</text:span> Přízračná, nehmotná forma.<text:line-break/><text:span text:style-name="Emphasis">Bytosti:</text:span> něco spojeného s nesmrtelností – možná nějaké přízraky, duchové a tak<text:line-break/><text:line-break/><draw:frame draw:style-name="fr1" draw:name="Image18" text:anchor-type="as-char" svg:width="0.397cm" svg:height="0.397cm" draw:z-index="9"><draw:image xlink:href="Pictures/100002000000000F0000000F797B735E17E64B33.gif" xlink:type="simple" xlink:show="embed" xlink:actuate="onLoad"/><svg:title>:arrow?</svg:title></draw:frame> Beleron (bůh cti, spravedlnosti a služby svému pánu)<text:line-break/>U trpaslíků Belor.<text:line-break/><text:span text:style-name="Emphasis">Atributy:</text:span> Poklek s čelem opřeným o jílec meče.<text:line-break/><text:span text:style-name="Emphasis">Bytosti:</text:span> Paladini, andělé.<text:line-break/>Králové vládnou v jeho jménu.<text:line-break/><text:line-break/><draw:frame draw:style-name="fr1" draw:name="Image19" text:anchor-type="as-char" svg:width="0.397cm" svg:height="0.397cm" draw:z-index="10"><draw:image xlink:href="Pictures/100002000000000F0000000F797B735E17E64B33.gif" xlink:type="simple" xlink:show="embed" xlink:actuate="onLoad"/><svg:title>:arrow?</svg:title></draw:frame> Narvea (bohyně řemesel, umění a kreativity)<text:line-break/>U trpaslíků Nirvi (golemové).<text:line-break/><text:span text:style-name="Emphasis">Atributy:</text:span> Kleště a kladivo.<text:line-break/><text:span text:style-name="Emphasis">Bytosti:</text:span> Oživlé sochy.</text:p>
      <text:h text:style-name="Heading_20_4" text:outline-level="4"><text:bookmark-start text:name="__RefHeading___Toc8259_3223281266"/><text:span text:style-name="Strong_20_Emphasis">Chaos</text:span><text:bookmark-end text:name="__RefHeading___Toc8259_3223281266"/></text:h>
      <text:p text:style-name="P54"><text:span text:style-name="Emphasis">Společnost</text:span><text:line-break/>V říších Chaosu nebyla žádná pevná hierarchie. Každý měl každý takové postavení, jaké si dokázal vybojovat a udržet. Kdokoliv se tedy mohl stát vůdcem a případná spojenectví se mohla kdykoliv rozpadnout či změnit, klidně i uprostřed války. To samé platí i pro kmeny - kmenová příslušnost není dědičná, slabé kmeny průběžně zanikají a vznikají nové.<text:line-break/><text:line-break/>Goblini žili povětšinou v područí mnohem silnějších orků, jen výjimečně dokázali vytvořit dost silný kmen, aby dokázal náporu nějaký čas odolávat. Víra i kultura orků a goblinů byla díky tomu prakticky totožná - přesto ale k některým božstvům více tíhli goblini a k jiným zase orkové.<text:line-break/></text:p>
      <text:p text:style-name="P54"><text:soft-page-break/><text:line-break/><text:span text:style-name="Emphasis">Písmo</text:span><text:line-break/>Orcké slabičné písmo.<text:line-break/><text:line-break/><text:span text:style-name="Emphasis">Posmrtný život</text:span><text:line-break/>Orkové a goblini věřili, že si je po smrti jeden z bohů Chaosu pozve do své říše. Ten, koho si žádný z bohů nevybere, bude navždy zatracen.<text:line-break/><text:line-break/><text:span text:style-name="Emphasis">Svátky a obřady</text:span><text:line-break/>V říších Chaosu nebyly pevně určené svátky a obřady. Oběť bohům provést kdokoliv, kdo si je zrovna potřeboval naklonit. Šamani navíc v jejich jménu prováděli krvavé magické rituály.<text:line-break/><text:line-break/><text:span text:style-name="Emphasis">Panteon</text:span><text:line-break/><draw:frame draw:style-name="fr1" draw:name="Image20" text:anchor-type="as-char" svg:width="0.397cm" svg:height="0.397cm" draw:z-index="11"><draw:image xlink:href="Pictures/100002000000000F0000000F797B735E17E64B33.gif" xlink:type="simple" xlink:show="embed" xlink:actuate="onLoad"/><svg:title>:arrow?</svg:title></draw:frame> Nhara (bohyně zlé mysli – uhranutí, prokletí, duševní magie (goblini)<text:line-break/><text:span text:style-name="Emphasis">Atributy:</text:span> Oči vrostlé v dlaních<text:line-break/><text:span text:style-name="Emphasis">Bytosti:</text:span> Možná nějaké medůzy a tak.<text:line-break/><text:line-break/><draw:frame draw:style-name="fr1" draw:name="Image21" text:anchor-type="as-char" svg:width="0.397cm" svg:height="0.397cm" draw:z-index="12"><draw:image xlink:href="Pictures/100002000000000F0000000F797B735E17E64B33.gif" xlink:type="simple" xlink:show="embed" xlink:actuate="onLoad"/><svg:title>:arrow?</svg:title></draw:frame> Nergal (bůh síly a války – posílení) (orci i goblini)<text:line-break/><text:span text:style-name="Emphasis">Atributy:</text:span> Svalnatá postava a dvě sekery<text:line-break/><text:span text:style-name="Emphasis">Bytosti:</text:span> Zmutovaní válečníci<text:line-break/><text:line-break/><draw:frame draw:style-name="fr1" draw:name="Image22" text:anchor-type="as-char" svg:width="0.397cm" svg:height="0.397cm" draw:z-index="13"><draw:image xlink:href="Pictures/100002000000000F0000000F797B735E17E64B33.gif" xlink:type="simple" xlink:show="embed" xlink:actuate="onLoad"/><svg:title>:arrow?</svg:title></draw:frame> Varhar (bůh ohně, blesků a destrukce) (orci)<text:line-break/><text:span text:style-name="Emphasis">Atributy:</text:span> Výboj mezi rukama<text:line-break/><text:span text:style-name="Emphasis">Bytosti:</text:span> Lávová socha<text:line-break/><text:line-break/><draw:frame draw:style-name="fr1" draw:name="Image23" text:anchor-type="as-char" svg:width="0.397cm" svg:height="0.397cm" draw:z-index="14"><draw:image xlink:href="Pictures/100002000000000F0000000F797B735E17E64B33.gif" xlink:type="simple" xlink:show="embed" xlink:actuate="onLoad"/><svg:title>:arrow?</svg:title></draw:frame> Orokva (bohyně chladu a temnoty) (goblini?)<text:line-break/><text:span text:style-name="Emphasis">Atributy:</text:span> Plášť s kápí, místo tváře temnota, na rameni netopýr<text:line-break/><text:span text:style-name="Emphasis">Bytosti:</text:span> Stíny, bytosti temnoty, mraziví tvorové<text:line-break/><text:line-break/><draw:frame draw:style-name="fr1" draw:name="Image24" text:anchor-type="as-char" svg:width="0.397cm" svg:height="0.397cm" draw:z-index="15"><draw:image xlink:href="Pictures/100002000000000F0000000F797B735E17E64B33.gif" xlink:type="simple" xlink:show="embed" xlink:actuate="onLoad"/><svg:title>:arrow?</svg:title></draw:frame> Surva (bohyně smrti a nekromancie) (goblini i orkové)<text:line-break/><text:soft-page-break/><text:span text:style-name="Emphasis">Atributy:</text:span> Hůl zakončená lebkou<text:line-break/><text:span text:style-name="Emphasis">Bytosti:</text:span> Nemrtví<text:line-break/><text:line-break/><draw:frame draw:style-name="fr1" draw:name="Image25" text:anchor-type="as-char" svg:width="0.397cm" svg:height="0.397cm" draw:z-index="16"><draw:image xlink:href="Pictures/100002000000000F0000000F797B735E17E64B33.gif" xlink:type="simple" xlink:show="embed" xlink:actuate="onLoad"/><svg:title>:arrow?</svg:title></draw:frame> Gratva (bohyně cizích světů – démoni a tak) (spíš orkové)<text:line-break/><text:span text:style-name="Emphasis">Atributy:</text:span> Amulet ve tvaru pentagramu<text:line-break/><text:span text:style-name="Emphasis">Bytosti:</text:span> „démonicky“ vyhlížející přivolané bytosti.<text:line-break/><text:line-break/><draw:frame draw:style-name="fr1" draw:name="Image26" text:anchor-type="as-char" svg:width="0.397cm" svg:height="0.397cm" draw:z-index="17"><draw:image xlink:href="Pictures/100002000000000F0000000F797B735E17E64B33.gif" xlink:type="simple" xlink:show="embed" xlink:actuate="onLoad"/><svg:title>:arrow?</svg:title></draw:frame> Degron (bůh nemocí, jedů, rozkladu a zkaženosti) (určitě goblini)<text:line-break/><text:span text:style-name="Emphasis">Atributy:</text:span> Hrbatá postava o holi<text:line-break/><text:span text:style-name="Emphasis">Bytosti:</text:span> Krysy (normální i obří), červi, švábi, pavouci a podobná havěť. Možná taky rziví netvoři, zelené hleny a obecně tvorové se schopnostmi leptání a rozkladu. </text:p>
      <text:h text:style-name="P39" text:outline-level="3"><text:bookmark-start text:name="__RefHeading___Toc8261_3223281266"/>Starý severský panteon<text:bookmark-end text:name="__RefHeading___Toc8261_3223281266"/></text:h>
      <text:p text:style-name="P11"><text:span text:style-name="T74">Uctívání:</text:span> <text:span text:style-name="T88">Seveřani slaví dva velké svátky v době jarní a podzimní rovnodennosti. Oslavuje se vždy konec vlády Árduna nebo Frígy a začátek vlády toho druhého. Tyto obřady vede vždy kmenový stařešina.</text:span></text:p>
      <text:p text:style-name="P13">Á<text:span text:style-name="T75">r</text:span>dun (<text:span text:style-name="T71">o</text:span>tec <text:span text:style-name="T70">bohů, vládce zimy a noci</text:span>)</text:p>
      <text:p text:style-name="P12"><text:span text:style-name="T44"><text:tab/></text:span><text:span text:style-name="T45">Atributy:</text:span><text:span text:style-name="T44"> </text:span><text:span text:style-name="T57">Zlatá </text:span><text:span text:style-name="T60">obruč na hlavě</text:span></text:p>
      <text:p text:style-name="P14">Fríga <text:span text:style-name="T68">(matka bohů, vládkyně dne a léta)</text:span></text:p>
      <text:p text:style-name="P12"><text:span text:style-name="T44"><text:tab/></text:span><text:span text:style-name="T45">Atributy:</text:span><text:span text:style-name="T44"> </text:span><text:span text:style-name="T57">Stříbrná čelenka</text:span></text:p>
      <text:p text:style-name="P15"><text:span text:style-name="T69">Hó</text:span>k<text:span text:style-name="T67">ar (ocel, čest)</text:span></text:p>
      <text:p text:style-name="P12"><text:span text:style-name="T44"><text:tab/></text:span><text:span text:style-name="T45">Atributy:</text:span><text:span text:style-name="T44"> </text:span><text:span text:style-name="T59">Dlouhý m</text:span><text:span text:style-name="T56">eč</text:span></text:p>
      <text:p text:style-name="P19"><text:tab/>Hókara uctívají válečníci, je patronem kovářů a jeho jménem se z jinochů stávají muži. Tento obřad vede vždy kmenový náčelník.</text:p>
      <text:p text:style-name="P16">Svaldi (proradnost, <text:span text:style-name="T73">lstivost</text:span>)</text:p>
      <text:p text:style-name="P12"><text:soft-page-break/><text:span text:style-name="T44"><text:tab/></text:span><text:span text:style-name="T45">Atributy:</text:span><text:span text:style-name="T44"> </text:span><text:span text:style-name="T58">Dýka</text:span></text:p>
      <text:p text:style-name="P20"><text:tab/>Svaldiho obvykle uctívají jen zloději a nepoctivci. Výjimkou je doba války, protože tehdy je lest a faleš vítána a oslavována stejně jako odvaha a síla.</text:p>
      <text:p text:style-name="P17">Vérda (<text:span text:style-name="T72">runy, tajné umění bohů, tradice a příběhy</text:span>)</text:p>
      <text:p text:style-name="P12"><text:span text:style-name="T44"><text:tab/></text:span><text:span text:style-name="T45">Atributy:</text:span><text:span text:style-name="T44"> </text:span><text:span text:style-name="T55">Pytlík s runovými kameny</text:span></text:p>
      <text:p text:style-name="P21"><text:tab/>Vérda je patronkou vypravěčů a čarodějů. Nemá žádné obřady, ale patří jí díky za každé uzdravení a každou dobrou předpověď pomocí runových kamenů.</text:p>
      <text:h text:style-name="Heading_20_3" text:outline-level="3"><text:bookmark-start text:name="__RefHeading___Toc8263_3223281266"/><text:span text:style-name="T92">Starý </text:span>Jižan<text:span text:style-name="T92">ský panteon</text:span><text:bookmark-end text:name="__RefHeading___Toc8263_3223281266"/></text:h>
      <text:p text:style-name="P10"><text:span text:style-name="T74">Uctívání:</text:span> Tance, bubny, společné rituály <text:span text:style-name="T87">pod širým nebem</text:span>.<text:line-break/><text:tab/>„<text:span text:style-name="T86">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6">Anansi <text:span text:style-name="T80">(</text:span><text:span text:style-name="T81">tajné učení a magická moc, </text:span><text:span text:style-name="T83">tradice a rituály, vládce světa duchů</text:span><text:span text:style-name="T80">)</text:span></text:p>
      <text:p text:style-name="P5"><text:span text:style-name="T44"><text:tab/>Atributy:</text:span><text:span text:style-name="T46"> </text:span><text:span text:style-name="T47">Kruhy v uších, </text:span><text:span text:style-name="T53">m</text:span><text:span text:style-name="T52">ystické t</text:span><text:span text:style-name="T48">etování na obličeji</text:span></text:p>
      <text:p text:style-name="P7"><text:span text:style-name="T84">Ša</text:span>laka<text:span text:style-name="T76"> </text:span><text:span text:style-name="T79">(plodnost a svůdnost)</text:span></text:p>
      <text:p text:style-name="P3"><text:span text:style-name="T44"><text:tab/>Atributy:</text:span><text:span text:style-name="T46"> </text:span><text:span text:style-name="T49">Sedm dlouhých copů</text:span></text:p>
      <text:p text:style-name="P9"><text:span text:style-name="T85">Gahunda</text:span><text:span text:style-name="T76"> </text:span><text:span text:style-name="T78">(moudrost stařešinů)</text:span></text:p>
      <text:p text:style-name="P4"><text:soft-page-break/><text:span text:style-name="T44"><text:tab/>Atributy:</text:span><text:span text:style-name="T46"> </text:span><text:span text:style-name="T50">Shrbená stařena</text:span></text:p>
      <text:p text:style-name="P8">Tongaba<text:span text:style-name="T76"> </text:span><text:span text:style-name="T77">(</text:span><text:span text:style-name="T82">válečník</text:span><text:span text:style-name="T77">)</text:span></text:p>
      <text:p text:style-name="P55"><text:span text:style-name="T45"><text:tab/>Atributy:</text:span><text:span text:style-name="T46"> </text:span><text:span text:style-name="T51">Čtyři ruce, </text:span><text:span text:style-name="T54">válečné malován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14T14:39:45.236000000</dc:date>
    <meta:print-date>2018-04-14T14:45:47.741000000</meta:print-date>
    <meta:editing-cycles>10074</meta:editing-cycles>
    <meta:editing-duration>P31DT2H</meta:editing-duration>
    <meta:generator>LibreOffice/5.3.2.2$Windows_X86_64 LibreOffice_project/6cd4f1ef626f15116896b1d8e1398b56da0d0ee1</meta:generator>
    <meta:document-statistic meta:table-count="0" meta:image-count="26" meta:object-count="0" meta:page-count="10" meta:paragraph-count="39" meta:word-count="1456" meta:character-count="9688" meta:non-whitespace-character-count="8181"/>
  </office:meta>
</office:document-meta>
</file>